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 style:master-page-name="">
      <style:paragraph-properties fo:margin-top="0.6cm" fo:margin-bottom="0.499cm" loext:contextual-spacing="false" fo:text-align="center" style:justify-single-word="false" style:page-number="auto" fo:padding="0.049cm" fo:border="0.06pt solid #000000" style:shadow="#808080 0.18cm 0.18cm" style:writing-mode="page"/>
      <style:text-properties fo:font-weight="bold" officeooo:rsid="002628a0" officeooo:paragraph-rsid="002628a0" style:font-weight-asian="bold" style:font-weight-complex="bold"/>
    </style:style>
    <style:style style:name="P8" style:family="paragraph" style:parent-style-name="Heading" style:list-style-name="L1"/>
    <style:style style:name="P9" style:family="paragraph" style:parent-style-name="Heading" style:list-style-name="L1">
      <style:text-properties officeooo:paragraph-rsid="0022027b"/>
    </style:style>
    <style:style style:name="P10" style:family="paragraph" style:parent-style-name="Heading" style:list-style-name="L1">
      <style:text-properties officeooo:rsid="000652db" officeooo:paragraph-rsid="000652db"/>
    </style:style>
    <style:style style:name="P11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7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2196877028313538337" text:style-name="L1">
        <text:list-item>
          <text:p text:style-name="P10"><text:text-input text:description="&lt;if test=&quot;o.preop_meeting_id&quot;&gt;">&lt;if test="o.preop_meeting_id&gt;</text:text-input> 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9">Pour la consultation d'anesthésie<text:span text:style-name="T3">:<text:line-break/></text:span>le : <text:text-input text:description="&lt;only_time2()&gt;">&lt;only_time2()&gt;</text:text-input><text:line-break/><text:span text:style-name="T5">en face de l'ancienne </text:span>Clinique <text:span text:style-name="T5">Magnin (maison blanche)<text:line-break/>Rue du RP ROMAN, Vallée des colons.</text:span><text:line-break/>En cas d'empêchement merci de prévenir dès que possible au : <text:span text:style-name="T5">27 45 05</text:span></text:p>
        </text:list-item>
        <text:list-item>
          <text:p text:style-name="P8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1"><text:span text:style-name="T2"><text:text-input text:description="&lt;if test=&quot;o.po_meeting_id&quot;&gt;">&lt;if test="o.po_meeting_id&gt;</text:text-input></text:span> 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5-23T02:53:13.410978315</dc:date>
    <meta:editing-duration>PT7H3M52S</meta:editing-duration>
    <meta:editing-cycles>112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4" meta:word-count="171" meta:character-count="983" meta:non-whitespace-character-count="872"/>
  </office:meta>
</office:document-meta>
</file>